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c0" style:font-name="Monospace" fo:font-size="10pt" fo:font-weight="bold" fo:font-style="italic" style:font-name-asian="Monospace" style:font-name-complex="Monospace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000000"/>
    </style:style>
  </office:automatic-styles>
  <office:body>
    <office:spreadsheet>
      <table:table table:name="Sheet1" table:style-name="ta1">
        <table:shapes>
          <draw:frame draw:z-index="0" draw:style-name="gr1" draw:text-style-name="P1" svg:width="5.7886in" svg:height="3.4299in" svg:x="7.2197in" svg:y="0.5441in">
            <draw:object draw:notify-on-update-of-ranges="Sheet1.B3:Sheet1.B8 Sheet1.A3:Sheet1.A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8429in" svg:height="3.2941in" svg:x="7.1327in" svg:y="4.4024in">
            <draw:object draw:notify-on-update-of-ranges="Sheet1.A3:Sheet1.A8 Sheet1.D3:Sheet1.D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Average News Coverage (%)</text:p>
          </table:table-cell>
          <table:table-cell/>
          <table:table-cell office:value-type="string" calcext:value-type="string">
            <text:p>Average Node Knowledge (%)</text:p>
          </table:table-cell>
          <table:table-cell/>
          <table:table-cell office:value-type="string" calcext:value-type="string">
            <text:p>Total number of news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5845410628019" calcext:value-type="float">
            <text:p>97.5845410628</text:p>
          </table:table-cell>
          <table:table-cell/>
          <table:table-cell office:value-type="float" office:value="97.5845410628019" calcext:value-type="float">
            <text:p>97.5845410628</text:p>
          </table:table-cell>
          <table:table-cell/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.5215773809524" calcext:value-type="float">
            <text:p>96.521577381</text:p>
          </table:table-cell>
          <table:table-cell/>
          <table:table-cell office:value-type="float" office:value="96.5215773809524" calcext:value-type="float">
            <text:p>96.521577381</text:p>
          </table:table-cell>
          <table:table-cell/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.042899408284" calcext:value-type="float">
            <text:p>96.0428994083</text:p>
          </table:table-cell>
          <table:table-cell/>
          <table:table-cell office:value-type="float" office:value="96.042899408284" calcext:value-type="float">
            <text:p>96.0428994083</text:p>
          </table:table-cell>
          <table:table-cell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.0281191661481" calcext:value-type="float">
            <text:p>96.0281191661</text:p>
          </table:table-cell>
          <table:table-cell/>
          <table:table-cell office:value-type="float" office:value="96.0281191661481" calcext:value-type="float">
            <text:p>96.0281191661</text:p>
          </table:table-cell>
          <table:table-cell/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1.4658325592197" calcext:value-type="float">
            <text:p>61.4658325592</text:p>
          </table:table-cell>
          <table:table-cell/>
          <table:table-cell office:value-type="float" office:value="61.4658325592197" calcext:value-type="float">
            <text:p>61.4658325592</text:p>
          </table:table-cell>
          <table:table-cell/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.7080490523967" calcext:value-type="float">
            <text:p>30.7080490524</text:p>
          </table:table-cell>
          <table:table-cell/>
          <table:table-cell office:value-type="float" office:value="30.7080490523969" calcext:value-type="float">
            <text:p>30.7080490524</text:p>
          </table:table-cell>
          <table:table-cell/>
          <table:table-cell office:value-type="float" office:value="4485" calcext:value-type="float">
            <text:p>4485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Network si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 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 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 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4 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8 node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0 node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WE MEASURE THE NUMBER OF NEWS IN THE NEWS CHAIN (NOT RECEIVED, can be different! )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250 nodes max</text:p>
          </table:table-cell>
          <table:table-cell table:number-columns-repeated="2"/>
          <table:table-cell office:value-type="string" calcext:value-type="string">
            <text:p>10.4 s: 1er wr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50 ms par n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.5s</text:p>
          </table:table-cell>
          <table:table-cell office:value-type="string" calcext:value-type="string">
            <text:p>+1s</text:p>
          </table:table-cell>
          <table:table-cell office:value-type="string" calcext:value-type="string">
            <text:p>13.5s</text:p>
          </table:table-cell>
          <table:table-cell/>
          <table:table-cell office:value-type="string" calcext:value-type="string">
            <text:p>Gradient shuffle : 2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wsComp:</text:p>
          </table:table-cell>
          <table:table-cell table:number-columns-repeated="2"/>
          <table:table-cell office:value-type="string" calcext:value-type="string">
            <text:p>25 % wri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s TimeOut:</text:p>
          </table:table-cell>
          <table:table-cell office:value-type="string" calcext:value-type="string">
            <text:p>Delay : 15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riod: 1s- 5s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<text:span text:style-name="T1">PULL_PERIOD</text:span><text:span text:style-name="T2"> = 1000;</text:span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ay = 10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eaderComp: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<text:span text:style-name="T1">LEADER_PULL_PERIOD</text:span><text:span text:style-name="T2"> = 1000;</text:span></text:p>
          </table:table-cell>
          <table:table-cell table:number-columns-repeated="2"/>
          <table:table-cell office:value-type="string" calcext:value-type="string">
            <text:p>Delay for leader pull : <text:s/>3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span text:style-name="T1">STABILITY_ROUNDS_THRESHOLD</text:span><text:span text:style-name="T2"> = 5;</text:span>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<text:span text:style-name="T1">STABILITY_DISPARITY_THRESHOLD</text:span><text:span text:style-name="T2"> = 0.8;</text:span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mulation Length</text:p>
          </table:table-cell>
          <table:table-cell table:style-name="ce3" office:value-type="string" calcext:value-type="string">
            <text:p>200 s</text:p>
          </table:table-cell>
          <table:table-cell/>
          <table:table-cell office:value-type="string" calcext:value-type="string">
            <text:p>Important !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19:04:10.381238133</meta:creation-date>
    <meta:generator>LibreOffice/4.2.8.2$Linux_X86_64 LibreOffice_project/420m0$Build-2</meta:generator>
    <dc:date>2016-05-31T20:42:04.199171242</dc:date>
    <meta:editing-duration>PT1H26M17S</meta:editing-duration>
    <meta:editing-cycles>25</meta:editing-cycles>
    <meta:document-statistic meta:table-count="1" meta:cell-count="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04cm" svg:height="8.713cm" xlink:href=".." xlink:type="simple" chart:class="chart:scatter" chart:style-name="ch1">
        <chart:title svg:x="4.821cm" svg:y="0.31cm" chart:style-name="ch2">
          <text:p>Average News Coverage</text:p>
        </chart:title>
        <chart:plot-area chart:style-name="ch3" table:cell-range-address="Sheet1.A3:Sheet1.B8" svg:x="1.305cm" svg:y="1.289cm" svg:width="13.105cm" svg:height="6.269cm">
          <chartooo:coordinate-region svg:x="2.112cm" svg:y="1.488cm" svg:width="12.018cm" svg:height="5.423cm"/>
          <chart:axis chart:dimension="x" chart:name="primary-x" chart:style-name="ch4">
            <chart:title svg:x="6.53cm" svg:y="7.732cm" chart:style-name="ch5">
              <text:p>Number of Nodes</text:p>
            </chart:title>
          </chart:axis>
          <chart:axis chart:dimension="y" chart:name="primary-y" chart:style-name="ch6">
            <chart:title svg:x="0.451cm" svg:y="6.57cm" chart:style-name="ch7">
              <text:p>Average News Coverage (%)</text:p>
            </chart:title>
            <chart:grid chart:style-name="ch8" chart:class="major"/>
          </chart:axis>
          <chart:series chart:style-name="ch9" chart:values-cell-range-address="Sheet1.B3:Sheet1.B8" chart:class="chart:scatter">
            <chart:domain table:cell-range-address="Sheet1.A3:Sheet1.A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3:Sheet1.A8</svg:desc>
                </draw:g>
              </table:table-cell>
              <table:table-cell office:value-type="float" office:value="97.5845410628019">
                <text:p>97.5845410628019</text:p>
                <draw:g>
                  <svg:desc>Sheet1.B3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96.5215773809524">
                <text:p>96.5215773809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96.042899408284">
                <text:p>96.042899408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96.0281191661481">
                <text:p>96.0281191661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61.4658325592197">
                <text:p>61.4658325592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30.7080490523967">
                <text:p>30.70804905239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42cm" svg:height="8.368cm" xlink:href=".." xlink:type="simple" chart:class="chart:scatter" chart:style-name="ch1">
        <chart:title svg:x="4.811cm" svg:y="0.303cm" chart:style-name="ch2">
          <text:p>Average Node Knowledge</text:p>
        </chart:title>
        <chart:plot-area chart:style-name="ch3" table:cell-range-address="Sheet1.A3:Sheet1.A8 Sheet1.D3:Sheet1.D8" svg:x="1.307cm" svg:y="1.275cm" svg:width="13.239cm" svg:height="5.945cm">
          <chartooo:coordinate-region svg:x="2.114cm" svg:y="1.475cm" svg:width="12.152cm" svg:height="5.098cm"/>
          <chart:axis chart:dimension="x" chart:name="primary-x" chart:style-name="ch4">
            <chart:title svg:x="6.599cm" svg:y="7.387cm" chart:style-name="ch5">
              <text:p>Number of Nodes</text:p>
            </chart:title>
          </chart:axis>
          <chart:axis chart:dimension="y" chart:name="primary-y" chart:style-name="ch6">
            <chart:title svg:x="0.451cm" svg:y="6.487cm" chart:style-name="ch7">
              <text:p>Average Node Knowledge (%)</text:p>
            </chart:title>
            <chart:grid chart:style-name="ch8" chart:class="major"/>
          </chart:axis>
          <chart:series chart:style-name="ch9" chart:values-cell-range-address="Sheet1.D3:Sheet1.D8" chart:class="chart:scatter">
            <chart:domain table:cell-range-address="Sheet1.A3:Sheet1.A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3:Sheet1.A8</svg:desc>
                </draw:g>
              </table:table-cell>
              <table:table-cell office:value-type="float" office:value="97.5845410628019">
                <text:p>97.5845410628019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96.5215773809524">
                <text:p>96.5215773809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96.042899408284">
                <text:p>96.042899408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96.0281191661481">
                <text:p>96.0281191661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61.4658325592197">
                <text:p>61.4658325592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30.7080490523969">
                <text:p>30.70804905239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